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ole-draw-aspect="1" style:protect="size"/>
    </style:style>
    <style:style style:name="gr2" style:family="graphic" style:parent-style-name="standard">
      <style:graphic-properties svg:stroke-color="#2c001e" draw:textarea-horizontal-align="justify" draw:textarea-vertical-align="middle" draw:auto-grow-height="false" fo:min-height="2.438cm" fo:min-width="2.18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標準" presentation:presentation-page-layout-name="AL1T0">
        <draw:g>
          <draw:frame draw:style-name="gr1" draw:text-style-name="P1" draw:layer="layout" svg:width="1.996cm" svg:height="1.884cm" svg:x="0.4cm" svg:y="10.1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" draw:text-style-name="P1" draw:layer="layout" svg:width="2.01cm" svg:height="1.884cm" svg:x="0.4cm" svg:y="13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1" draw:text-style-name="P1" draw:layer="layout" svg:width="2.027cm" svg:height="1.884cm" svg:x="0.4cm" svg:y="18.7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1" draw:text-style-name="P1" draw:layer="layout" svg:width="1.592cm" svg:height="1.312cm" svg:x="0.4cm" svg:y="16.1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custom-shape draw:style-name="gr2" draw:text-style-name="P1" draw:layer="layout" svg:width="3.8cm" svg:height="3.8cm" svg:x="7.9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2.5cm" svg:y1="11.5cm" svg:x2="8.5cm" svg:y2="14.1cm">
            <text:p/>
          </draw:line>
          <draw:line draw:style-name="gr3" draw:text-style-name="P2" draw:layer="layout" svg:x1="2.5cm" svg:y1="19.4cm" svg:x2="8.5cm" svg:y2="16.8cm">
            <text:p/>
          </draw:line>
          <draw:line draw:style-name="gr3" draw:text-style-name="P2" draw:layer="layout" svg:x1="2.5cm" svg:y1="14.1cm" svg:x2="7.9cm" svg:y2="14.9cm">
            <text:p/>
          </draw:line>
          <draw:line draw:style-name="gr3" draw:text-style-name="P2" draw:layer="layout" svg:x1="2.5cm" svg:y1="16.741cm" svg:x2="7.9cm" svg:y2="15.941cm">
            <text:p/>
          </draw:line>
          <draw:frame draw:style-name="gr1" draw:text-style-name="P1" draw:layer="layout" svg:width="2.268cm" svg:height="1.884cm" svg:x="4.6cm" svg:y="10.8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1" draw:text-style-name="P1" draw:layer="layout" svg:width="2.282cm" svg:height="1.884cm" svg:x="4cm" svg:y="12.8c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1" draw:text-style-name="P1" draw:layer="layout" svg:width="2.299cm" svg:height="1.884cm" svg:x="4cm" svg:y="16.2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1" draw:text-style-name="P1" draw:layer="layout" svg:width="1.517cm" svg:height="1.174cm" svg:x="8.9cm" svg:y="14.7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line draw:style-name="gr3" draw:text-style-name="P2" draw:layer="layout" svg:x1="11.7cm" svg:y1="15.4cm" svg:x2="15.9cm" svg:y2="15.4cm">
            <text:p/>
          </draw:line>
          <draw:frame draw:style-name="gr1" draw:text-style-name="P1" draw:layer="layout" svg:width="1.669cm" svg:height="1.67cm" svg:x="15.801cm" svg:y="14.4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01:34:57.099189138</meta:creation-date>
    <dc:date>2017-02-02T11:40:55.654535075</dc:date>
    <meta:editing-duration>PT31M42S</meta:editing-duration>
    <meta:editing-cycles>10</meta:editing-cycles>
    <meta:generator>LibreOffice/5.1.4.2$Linux_X86_64 LibreOffice_project/10m0$Build-2</meta:generator>
    <meta:document-statistic meta:object-count="39"/>
  </office:meta>
</office:document-meta>
</file>

<file path=Object 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/content.xml><?xml version="1.0" encoding="utf-8"?>
<math xmlns="http://www.w3.org/1998/Math/MathML" display="block">
  <semantics>
    <msub>
      <mi>x</mi>
      <mi>n</mi>
    </msub>
    <annotation encoding="StarMath 5.0">x_n</annotation>
  </semantics>
</math>
</file>

<file path=Object 4/content.xml><?xml version="1.0" encoding="utf-8"?>
<math xmlns="http://www.w3.org/1998/Math/MathML" display="block">
  <semantics>
    <mo stretchy="false">⋮</mo>
    <annotation encoding="StarMath 5.0">dotsvert </annotation>
  </semantics>
</math>
</file>

<file path=Object 5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6/content.xml><?xml version="1.0" encoding="utf-8"?>
<math xmlns="http://www.w3.org/1998/Math/MathML" display="block">
  <semantics>
    <msub>
      <mi>w</mi>
      <mn>2</mn>
    </msub>
    <annotation encoding="StarMath 5.0">w_2</annotation>
  </semantics>
</math>
</file>

<file path=Object 7/content.xml><?xml version="1.0" encoding="utf-8"?>
<math xmlns="http://www.w3.org/1998/Math/MathML" display="block">
  <semantics>
    <msub>
      <mi>w</mi>
      <mi>n</mi>
    </msub>
    <annotation encoding="StarMath 5.0">w_n</annotation>
  </semantics>
</math>
</file>

<file path=Object 8/content.xml><?xml version="1.0" encoding="utf-8"?>
<math xmlns="http://www.w3.org/1998/Math/MathML" display="block">
  <semantics>
    <mi mathvariant="normal">θ</mi>
    <annotation encoding="StarMath 5.0">%itheta</annotation>
  </semantics>
</math>
</file>

<file path=Object 9/content.xml><?xml version="1.0" encoding="utf-8"?>
<math xmlns="http://www.w3.org/1998/Math/MathML" display="block">
  <semantics>
    <mi>y</mi>
    <annotation encoding="StarMath 5.0">y</annotation>
  </semantics>
</math>
</file>